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fo:min-height="2.05cm" fo:min-width="2.5cm"/>
    </style:style>
    <style:style style:name="gr2" style:family="graphic" style:parent-style-name="standard">
      <style:graphic-properties draw:textarea-horizontal-align="justify" draw:textarea-vertical-align="middle" draw:auto-grow-height="false" fo:min-height="0.535cm" fo:min-width="1.502cm"/>
    </style:style>
    <style:style style:name="gr3" style:family="graphic" style:parent-style-name="standard">
      <style:graphic-properties draw:textarea-horizontal-align="justify" draw:textarea-vertical-align="middle" draw:auto-grow-height="false" fo:min-height="0.489cm" fo:min-width="1.83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-color="#ffff99"/>
      <style:paragraph-properties fo:text-align="center"/>
    </style:style>
    <style:style style:name="P2" style:family="paragraph">
      <style:paragraph-properties fo:text-align="center"/>
      <style:text-properties fo:font-size="8.30000019073486pt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cm" svg:height="2.3cm" svg:x="10.002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2.002cm" svg:height="0.785cm" svg:x="4.898cm" svg:y="5.7cm">
          <text:p text:style-name="P2">cor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332cm" svg:height="0.739cm" svg:x="10.302cm" svg:y="6.261cm">
          <text:p text:style-name="P2">interface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332cm" svg:height="0.739cm" svg:x="10.303cm" svg:y="7.25cm">
          <text:p text:style-name="P2">structs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2.002cm" svg:height="0.785cm" svg:x="14.898cm" svg:y="7.1cm">
          <text:p text:style-name="P2">shared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2.002cm" svg:height="0.785cm" svg:x="6.2cm" svg:y="8.3cm">
          <text:p text:style-name="P2">lib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6.9cm" svg:y1="6.092cm" svg:x2="10.002cm" svg:y2="7.15cm" draw:start-shape="id1" draw:end-shape="id2" svg:d="M6900 6092h1551v1058h1551" svg:viewBox="0 0 3103 1059">
          <text:p/>
        </draw:connector>
        <draw:connector draw:style-name="gr4" draw:text-style-name="P3" draw:layer="layout" svg:x1="8.202cm" svg:y1="8.692cm" svg:x2="10.002cm" svg:y2="7.15cm" draw:start-shape="id3" draw:start-glue-point="1" draw:end-shape="id2" svg:d="M8202 8692h900v-1542h900" svg:viewBox="0 0 1801 1543">
          <text:p/>
        </draw:connector>
        <draw:connector draw:style-name="gr4" draw:text-style-name="P3" draw:layer="layout" svg:x1="13.002cm" svg:y1="7.15cm" svg:x2="14.898cm" svg:y2="7.492cm" draw:start-shape="id2" draw:end-shape="id4" draw:end-glue-point="3" svg:d="M13002 7150h948v342h948" svg:viewBox="0 0 1897 343">
          <text:p/>
        </draw:connector>
        <draw:connector draw:style-name="gr4" draw:text-style-name="P3" draw:layer="layout" svg:x1="5.899cm" svg:y1="6.485cm" svg:x2="7.201cm" svg:y2="8.3cm" draw:start-shape="id1" draw:start-glue-point="2" draw:end-shape="id3" draw:end-glue-point="0" svg:d="M5899 6485v907h1302v908" svg:viewBox="0 0 1303 181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4T08:17:46.785822806</meta:creation-date>
    <dc:date>2018-12-04T08:39:41.450790324</dc:date>
    <meta:editing-duration>PT21M52S</meta:editing-duration>
    <meta:editing-cycles>7</meta:editing-cycles>
    <meta:generator>LibreOffice/5.2.7.2$Linux_X86_64 LibreOffice_project/20m0$Build-2</meta:generator>
    <meta:document-statistic meta:object-count="10"/>
  </office:meta>
</office:document-meta>
</file>